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normal" officeooo:rsid="0016d8fc" officeooo:paragraph-rsid="0016d8fc" style:font-weight-asian="normal" style:font-weight-complex="normal"/>
    </style:style>
    <style:style style:name="P2" style:family="paragraph" style:parent-style-name="Text_20_body">
      <style:text-properties fo:font-weight="bold" officeooo:rsid="00263fe8" officeooo:paragraph-rsid="00263fe8" style:font-weight-asian="bold" style:font-weight-complex="bold"/>
    </style:style>
    <style:style style:name="P3" style:family="paragraph" style:parent-style-name="Text_20_body">
      <style:text-properties fo:font-weight="bold" officeooo:rsid="00256c46" officeooo:paragraph-rsid="0040f18f" style:font-weight-asian="bold" style:font-weight-complex="bold"/>
    </style:style>
    <style:style style:name="P4" style:family="paragraph" style:parent-style-name="Text_20_body">
      <style:text-properties fo:font-size="16pt" fo:font-weight="bold" style:font-size-asian="16pt" style:font-weight-asian="bold" style:font-size-complex="16pt" style:font-weight-complex="bold"/>
    </style:style>
    <style:style style:name="P5" style:family="paragraph" style:parent-style-name="Text_20_body">
      <style:text-properties fo:font-size="16pt" fo:font-weight="bold" officeooo:paragraph-rsid="001a8cdb" style:font-size-asian="16pt" style:font-weight-asian="bold" style:font-size-complex="16pt" style:font-weight-complex="bold"/>
    </style:style>
    <style:style style:name="P6" style:family="paragraph" style:parent-style-name="Text_20_body">
      <style:text-properties officeooo:paragraph-rsid="001bfab1"/>
    </style:style>
    <style:style style:name="P7" style:family="paragraph" style:parent-style-name="Text_20_body">
      <style:text-properties officeooo:paragraph-rsid="00263fe8"/>
    </style:style>
    <style:style style:name="P8" style:family="paragraph" style:parent-style-name="Text_20_body">
      <style:text-properties officeooo:paragraph-rsid="001a2563"/>
    </style:style>
    <style:style style:name="P9" style:family="paragraph" style:parent-style-name="Text_20_body">
      <style:paragraph-properties fo:margin-top="0in" fo:margin-bottom="0in" loext:contextual-spacing="false"/>
      <style:text-properties officeooo:paragraph-rsid="0018c705"/>
    </style:style>
    <style:style style:name="P10" style:family="paragraph" style:parent-style-name="Text_20_body">
      <style:paragraph-properties fo:margin-top="0in" fo:margin-bottom="0in" loext:contextual-spacing="false"/>
      <style:text-properties fo:font-size="16pt" fo:font-weight="bold" officeooo:rsid="00181fe6" officeooo:paragraph-rsid="0018c705" style:font-size-asian="16pt" style:font-weight-asian="bold" style:font-size-complex="16pt" style:font-weight-complex="bold"/>
    </style:style>
    <style:style style:name="P11" style:family="paragraph" style:parent-style-name="Text_20_body">
      <style:paragraph-properties fo:margin-top="0in" fo:margin-bottom="0in" loext:contextual-spacing="false"/>
      <style:text-properties fo:font-size="12pt" fo:font-weight="normal" officeooo:rsid="0020828d" officeooo:paragraph-rsid="0018c705" style:font-size-asian="10.5pt" style:font-weight-asian="normal" style:font-size-complex="12pt" style:font-weight-complex="normal"/>
    </style:style>
    <style:style style:name="P12" style:family="paragraph" style:parent-style-name="Text_20_body">
      <style:paragraph-properties fo:margin-top="0in" fo:margin-bottom="0in" loext:contextual-spacing="false"/>
      <style:text-properties fo:font-size="12pt" fo:font-weight="normal" officeooo:rsid="0020828d" officeooo:paragraph-rsid="0021ca80" style:font-size-asian="10.5pt" style:font-weight-asian="normal" style:font-size-complex="12pt" style:font-weight-complex="normal"/>
    </style:style>
    <style:style style:name="P13" style:family="paragraph" style:parent-style-name="Text_20_body">
      <style:paragraph-properties fo:margin-top="0in" fo:margin-bottom="0in" loext:contextual-spacing="false"/>
      <style:text-properties fo:font-size="12pt" fo:font-weight="normal" officeooo:rsid="0020828d" officeooo:paragraph-rsid="00248159" style:font-size-asian="10.5pt" style:font-weight-asian="normal" style:font-size-complex="12pt" style:font-weight-complex="normal"/>
    </style:style>
    <style:style style:name="P14" style:family="paragraph" style:parent-style-name="Text_20_body">
      <style:paragraph-properties fo:margin-top="0in" fo:margin-bottom="0in" loext:contextual-spacing="false"/>
      <style:text-properties fo:font-size="12pt" fo:font-weight="normal" officeooo:rsid="0021ca80" officeooo:paragraph-rsid="0021ca80" style:font-size-asian="10.5pt" style:font-weight-asian="normal" style:font-size-complex="12pt" style:font-weight-complex="normal"/>
    </style:style>
    <style:style style:name="P15" style:family="paragraph" style:parent-style-name="Text_20_body">
      <style:paragraph-properties fo:margin-top="0in" fo:margin-bottom="0in" loext:contextual-spacing="false"/>
      <style:text-properties fo:font-size="12pt" fo:font-weight="bold" officeooo:rsid="0020828d" officeooo:paragraph-rsid="0020828d" style:font-size-asian="10.5pt" style:font-weight-asian="bold" style:font-size-complex="12pt" style:font-weight-complex="bold"/>
    </style:style>
    <style:style style:name="P16" style:family="paragraph" style:parent-style-name="Text_20_body">
      <style:paragraph-properties fo:margin-top="0in" fo:margin-bottom="0in" loext:contextual-spacing="false"/>
      <style:text-properties fo:font-size="12pt" fo:font-weight="bold" officeooo:rsid="0021ca80" officeooo:paragraph-rsid="0021ca80" style:font-size-asian="10.5pt" style:font-weight-asian="bold" style:font-size-complex="12pt" style:font-weight-complex="bold"/>
    </style:style>
    <style:style style:name="P17" style:family="paragraph" style:parent-style-name="Text_20_body">
      <style:paragraph-properties fo:margin-top="0in" fo:margin-bottom="0in" loext:contextual-spacing="false"/>
      <style:text-properties fo:font-weight="bold" officeooo:rsid="0016d8fc" officeooo:paragraph-rsid="0018c705" style:font-weight-asian="bold" style:font-weight-complex="bold"/>
    </style:style>
    <style:style style:name="P18" style:family="paragraph" style:parent-style-name="Text_20_body">
      <style:paragraph-properties fo:margin-top="0in" fo:margin-bottom="0in" loext:contextual-spacing="false"/>
      <style:text-properties officeooo:paragraph-rsid="0021ca80"/>
    </style:style>
    <style:style style:name="P19" style:family="paragraph" style:parent-style-name="Text_20_body">
      <style:paragraph-properties fo:margin-top="0in" fo:margin-bottom="0in" loext:contextual-spacing="false"/>
      <style:text-properties officeooo:paragraph-rsid="00538b81"/>
    </style:style>
    <style:style style:name="P20" style:family="paragraph" style:parent-style-name="Text_20_body">
      <style:paragraph-properties fo:margin-top="0in" fo:margin-bottom="0in" loext:contextual-spacing="false" fo:line-height="120%" style:writing-mode="lr-tb"/>
      <style:text-properties style:use-window-font-color="true" style:font-name="Times New Roman" fo:font-size="14pt" officeooo:rsid="002657a7" officeooo:paragraph-rsid="002657a7" style:font-size-asian="14pt" style:font-size-complex="14pt"/>
    </style:style>
    <style:style style:name="P21" style:family="paragraph" style:parent-style-name="Text_20_body">
      <style:paragraph-properties fo:margin-top="0in" fo:margin-bottom="0in" loext:contextual-spacing="false" fo:line-height="120%" style:writing-mode="lr-tb"/>
      <style:text-properties style:use-window-font-color="true" style:font-name="Times New Roman" fo:font-size="12pt" officeooo:rsid="002657a7" officeooo:paragraph-rsid="002657a7" style:font-size-asian="12pt" style:font-size-complex="12pt"/>
    </style:style>
    <style:style style:name="P22" style:family="paragraph" style:parent-style-name="Text_20_body">
      <style:paragraph-properties fo:margin-top="0in" fo:margin-bottom="0in" loext:contextual-spacing="false" fo:line-height="120%" style:writing-mode="lr-tb"/>
      <style:text-properties style:use-window-font-color="true" style:font-name="Times New Roman" fo:font-size="12pt" officeooo:rsid="0028278b" officeooo:paragraph-rsid="002657a7" style:font-size-asian="12pt" style:font-size-complex="12pt"/>
    </style:style>
    <style:style style:name="P23" style:family="paragraph" style:parent-style-name="Text_20_body">
      <style:paragraph-properties fo:margin-top="0in" fo:margin-bottom="0in" loext:contextual-spacing="false" fo:line-height="120%" style:writing-mode="lr-tb"/>
      <style:text-properties style:use-window-font-color="true" style:font-name="Times New Roman" fo:font-size="12pt" officeooo:rsid="0028278b" officeooo:paragraph-rsid="002ec90e" style:font-size-asian="12pt" style:font-size-complex="12pt"/>
    </style:style>
    <style:style style:name="P24" style:family="paragraph" style:parent-style-name="Text_20_body">
      <style:paragraph-properties fo:margin-top="0in" fo:margin-bottom="0in" loext:contextual-spacing="false" fo:line-height="120%" style:writing-mode="lr-tb"/>
      <style:text-properties officeooo:paragraph-rsid="002ec90e"/>
    </style:style>
    <style:style style:name="P25" style:family="paragraph" style:parent-style-name="Text_20_body">
      <style:paragraph-properties fo:margin-top="0in" fo:margin-bottom="0in" loext:contextual-spacing="false" fo:line-height="120%" style:writing-mode="lr-tb"/>
      <style:text-properties officeooo:paragraph-rsid="002657a7"/>
    </style:style>
    <style:style style:name="P26" style:family="paragraph" style:parent-style-name="Text_20_body">
      <style:paragraph-properties fo:margin-top="0in" fo:margin-bottom="0in" loext:contextual-spacing="false" fo:line-height="120%" style:writing-mode="lr-tb"/>
      <style:text-properties fo:font-size="12pt" officeooo:paragraph-rsid="002657a7" style:font-size-asian="12pt" style:font-size-complex="12pt"/>
    </style:style>
    <style:style style:name="P27" style:family="paragraph" style:parent-style-name="Text_20_body">
      <style:paragraph-properties fo:margin-top="0in" fo:margin-bottom="0in" loext:contextual-spacing="false" fo:line-height="120%" style:writing-mode="lr-tb"/>
      <style:text-properties fo:font-size="12pt" officeooo:rsid="002657a7" officeooo:paragraph-rsid="002657a7" style:font-size-asian="12pt" style:font-size-complex="12pt"/>
    </style:style>
    <style:style style:name="P28" style:family="paragraph" style:parent-style-name="Text_20_body">
      <style:paragraph-properties fo:margin-top="0in" fo:margin-bottom="0in" loext:contextual-spacing="false" fo:line-height="120%"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eafcb" officeooo:paragraph-rsid="003eafcb" style:text-blinking="false" fo:background-color="transparent" style:font-size-asian="12pt" style:font-size-complex="12pt"/>
    </style:style>
    <style:style style:name="P29" style:family="paragraph" style:parent-style-name="Text_20_body">
      <style:paragraph-properties fo:margin-top="0in" fo:margin-bottom="0in" loext:contextual-spacing="false" fo:line-height="120%" style:writing-mode="lr-tb"/>
      <style:text-properties fo:font-variant="normal" fo:text-transform="none" style:use-window-font-color="true"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0" style:family="paragraph" style:parent-style-name="Text_20_body">
      <style:paragraph-properties fo:margin-top="0in" fo:margin-bottom="0in" loext:contextual-spacing="false" fo:line-height="120%" style:writing-mode="lr-tb"/>
      <style:text-properties fo:font-variant="normal" fo:text-transform="none" style:use-window-font-color="true" style:text-line-through-style="none" style:text-line-through-type="none" style:font-name="Liberation Serif" fo:font-style="normal" style:text-underline-style="none" fo:font-weight="normal" style:text-blinking="false" fo:background-color="transparent"/>
    </style:style>
    <style:style style:name="P31"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2de5ee" officeooo:paragraph-rsid="002de5ee" style:text-blinking="false" fo:background-color="transparent" style:font-size-asian="10.5pt" style:font-weight-asian="normal" style:font-size-complex="12pt" style:font-weight-complex="normal"/>
    </style:style>
    <style:style style:name="P32"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07624" officeooo:paragraph-rsid="002f64f0" style:text-blinking="false" fo:background-color="transparent" style:font-size-asian="10.5pt" style:font-weight-asian="normal" style:font-size-complex="12pt" style:font-weight-complex="normal"/>
    </style:style>
    <style:style style:name="P33"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0f300" officeooo:paragraph-rsid="0030f300" style:text-blinking="false" fo:background-color="transparent" style:font-size-asian="10.5pt" style:font-weight-asian="normal" style:font-size-complex="12pt" style:font-weight-complex="normal"/>
    </style:style>
    <style:style style:name="P34"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1fcbb" officeooo:paragraph-rsid="0031fcbb" style:text-blinking="false" fo:background-color="transparent" style:font-size-asian="10.5pt" style:font-weight-asian="normal" style:font-size-complex="12pt" style:font-weight-complex="normal"/>
    </style:style>
    <style:style style:name="P35"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5b7d1" officeooo:paragraph-rsid="0035b7d1" style:text-blinking="false" fo:background-color="transparent" style:font-size-asian="10.5pt" style:font-weight-asian="normal" style:font-size-complex="12pt" style:font-weight-complex="normal"/>
    </style:style>
    <style:style style:name="P36"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1bf7c6" officeooo:paragraph-rsid="0035b7d1" style:text-blinking="false" fo:background-color="transparent" style:font-size-asian="10.5pt" style:font-weight-asian="normal" style:font-size-complex="12pt" style:font-weight-complex="normal"/>
    </style:style>
    <style:style style:name="P37"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690b1" officeooo:paragraph-rsid="003690b1" style:text-blinking="false" fo:background-color="transparent" style:font-size-asian="12pt" style:font-weight-asian="normal" style:font-size-complex="12pt" style:font-weight-complex="normal"/>
    </style:style>
    <style:style style:name="P38"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7d181" officeooo:paragraph-rsid="0037d181" style:text-blinking="false" fo:background-color="transparent" style:font-size-asian="12pt" style:font-weight-asian="normal" style:font-size-complex="12pt" style:font-weight-complex="normal"/>
    </style:style>
    <style:style style:name="P39"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993d7" officeooo:paragraph-rsid="003993d7" style:text-blinking="false" fo:background-color="transparent" style:font-size-asian="12pt" style:font-weight-asian="normal" style:font-size-complex="12pt" style:font-weight-complex="normal"/>
    </style:style>
    <style:style style:name="P40"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b8e82" officeooo:paragraph-rsid="003993d7" style:text-blinking="false" fo:background-color="transparent" style:font-size-asian="12pt" style:font-weight-asian="normal" style:font-size-complex="12pt" style:font-weight-complex="normal"/>
    </style:style>
    <style:style style:name="P41"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b8e82" officeooo:paragraph-rsid="003b8e82" style:text-blinking="false" fo:background-color="transparent" style:font-size-asian="12pt" style:font-weight-asian="normal" style:font-size-complex="12pt" style:font-weight-complex="normal"/>
    </style:style>
    <style:style style:name="P42"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3d439b" officeooo:paragraph-rsid="003d439b" style:text-blinking="false" fo:background-color="transparent" style:font-size-asian="12pt" style:font-weight-asian="normal" style:font-size-complex="12pt" style:font-weight-complex="normal"/>
    </style:style>
    <style:style style:name="P43"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bold" officeooo:rsid="0031fcbb" officeooo:paragraph-rsid="0031fcbb" style:text-blinking="false" fo:background-color="transparent" style:font-size-asian="10.5pt" style:font-weight-asian="bold" style:font-size-complex="12pt" style:font-weight-complex="bold"/>
    </style:style>
    <style:style style:name="P44"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bold" officeooo:rsid="0035b7d1" officeooo:paragraph-rsid="0035b7d1" style:text-blinking="false" fo:background-color="transparent" style:font-size-asian="10.5pt" style:font-weight-asian="bold" style:font-size-complex="12pt" style:font-weight-complex="bold"/>
    </style:style>
    <style:style style:name="P45"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6pt" fo:font-style="normal" style:text-underline-style="none" fo:font-weight="bold" officeooo:paragraph-rsid="00263fe8" style:text-blinking="false" fo:background-color="transparent" style:font-size-asian="16pt" style:font-weight-asian="bold" style:font-size-complex="16pt" style:font-weight-complex="bold"/>
    </style:style>
    <style:style style:name="P46"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6pt" fo:font-style="normal" style:text-underline-style="none" fo:font-weight="bold" officeooo:rsid="002657a7" officeooo:paragraph-rsid="002d9f8a" style:text-blinking="false" fo:background-color="transparent" style:font-size-asian="16pt" style:font-weight-asian="bold" style:font-size-complex="16pt" style:font-weight-complex="bold"/>
    </style:style>
    <style:style style:name="P47"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6pt" fo:font-style="normal" style:text-underline-style="none" fo:font-weight="bold" officeooo:rsid="001bf7c6" officeooo:paragraph-rsid="0035b7d1" style:text-blinking="false" fo:background-color="transparent" style:font-size-asian="16pt" style:font-weight-asian="bold" style:font-size-complex="16pt" style:font-weight-complex="bold"/>
    </style:style>
    <style:style style:name="P48"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officeooo:paragraph-rsid="002f64f0"/>
    </style:style>
    <style:style style:name="P49"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officeooo:paragraph-rsid="003690b1"/>
    </style:style>
    <style:style style:name="P50"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officeooo:paragraph-rsid="003993d7"/>
    </style:style>
    <style:style style:name="P51"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officeooo:paragraph-rsid="00527249"/>
    </style:style>
    <style:style style:name="P52"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officeooo:rsid="0030f300" officeooo:paragraph-rsid="0030f300"/>
    </style:style>
    <style:style style:name="P53"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fo:font-weight="bold" officeooo:rsid="0030f300" officeooo:paragraph-rsid="0030f300" style:font-weight-asian="bold" style:font-weight-complex="bold"/>
    </style:style>
    <style:style style:name="P54" style:family="paragraph" style:parent-style-name="Text_20_body">
      <loext:graphic-properties draw:fill="none" draw:fill-color="#ffffff"/>
      <style:paragraph-properties fo:margin-top="0in" fo:margin-bottom="0in" loext:contextual-spacing="false" fo:line-height="120%" fo:background-color="transparent" fo:padding="0in" fo:border="none" style:writing-mode="lr-tb"/>
      <style:text-properties officeooo:rsid="003d439b" officeooo:paragraph-rsid="003d439b"/>
    </style:style>
    <style:style style:name="P55"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6"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style:use-window-font-color="true" style:text-line-through-style="none" style:text-line-through-type="none" style:font-name="Liberation Serif" fo:font-size="12pt" fo:font-style="normal" style:text-underline-style="none" fo:font-weight="normal" officeooo:rsid="001bf7c6" officeooo:paragraph-rsid="001bf7c6" style:text-blinking="false" fo:background-color="transparent" style:font-size-asian="12pt" style:font-size-complex="12pt"/>
    </style:style>
    <style:style style:name="T1"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style:use-window-font-color="true" style:text-line-through-style="none" style:text-line-through-type="none" style:font-name="Liberation Serif"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3690b1" style:text-blinking="false" fo:background-color="transparent" loext:char-shading-value="0" style:font-size-asian="12pt" style:font-weight-asian="normal" style:font-size-complex="12pt" style:font-weight-complex="normal"/>
    </style:style>
    <style:style style:name="T4"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37d181"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3993d7"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256c46"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3b8e82"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4748a0"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541b15" style:text-blinking="false" fo:background-color="transparent" loext:char-shading-value="0" style:font-size-asian="12pt" style:font-weight-asian="normal" style:font-size-complex="12pt" style:font-weight-complex="normal"/>
    </style:style>
    <style:style style:name="T10"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54daa8"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56692c" style:text-blinking="false" fo:background-color="transparent" loext:char-shading-value="0" style:font-size-asian="12pt" style:font-weight-asian="normal" style:font-size-complex="12pt" style:font-weight-complex="normal"/>
    </style:style>
    <style:style style:name="T12"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578320"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style:use-window-font-color="true" style:text-line-through-style="none" style:text-line-through-type="none" style:font-name="Liberation Serif" fo:font-size="12pt" fo:font-style="normal" style:text-underline-style="none" fo:font-weight="normal" style:text-blinking="false" fo:background-color="transparent" loext:char-shading-value="0" style:font-size-asian="10.5pt" style:font-weight-asian="normal" style:font-size-complex="12pt" style:font-weight-complex="normal"/>
    </style:style>
    <style:style style:name="T14"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2f64f0" style:text-blinking="false" fo:background-color="transparent" loext:char-shading-value="0" style:font-size-asian="10.5pt" style:font-weight-asian="normal" style:font-size-complex="12pt" style:font-weight-complex="normal"/>
    </style:style>
    <style:style style:name="T15"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307624" style:text-blinking="false" fo:background-color="transparent" loext:char-shading-value="0" style:font-size-asian="10.5pt" style:font-weight-asian="normal" style:font-size-complex="12pt" style:font-weight-complex="normal"/>
    </style:style>
    <style:style style:name="T16"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30f300" style:text-blinking="false" fo:background-color="transparent" loext:char-shading-value="0" style:font-size-asian="10.5pt" style:font-weight-asian="normal" style:font-size-complex="12pt" style:font-weight-complex="normal"/>
    </style:style>
    <style:style style:name="T17"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31fcbb" style:text-blinking="false" fo:background-color="transparent" loext:char-shading-value="0" style:font-size-asian="10.5pt" style:font-weight-asian="normal" style:font-size-complex="12pt" style:font-weight-complex="normal"/>
    </style:style>
    <style:style style:name="T18"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35b7d1" style:text-blinking="false" fo:background-color="transparent" loext:char-shading-value="0" style:font-size-asian="10.5pt" style:font-weight-asian="normal" style:font-size-complex="12pt" style:font-weight-complex="normal"/>
    </style:style>
    <style:style style:name="T19"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459eec" style:text-blinking="false" fo:background-color="transparent" loext:char-shading-value="0" style:font-size-asian="10.5pt" style:font-weight-asian="normal" style:font-size-complex="12pt" style:font-weight-complex="normal"/>
    </style:style>
    <style:style style:name="T20"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46630d" style:text-blinking="false" fo:background-color="transparent" loext:char-shading-value="0" style:font-size-asian="10.5pt" style:font-weight-asian="normal" style:font-size-complex="12pt" style:font-weight-complex="normal"/>
    </style:style>
    <style:style style:name="T21"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513404" style:text-blinking="false" fo:background-color="transparent" loext:char-shading-value="0" style:font-size-asian="10.5pt" style:font-weight-asian="normal" style:font-size-complex="12pt" style:font-weight-complex="normal"/>
    </style:style>
    <style:style style:name="T22"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527249" style:text-blinking="false" fo:background-color="transparent" loext:char-shading-value="0" style:font-size-asian="10.5pt" style:font-weight-asian="normal" style:font-size-complex="12pt" style:font-weight-complex="normal"/>
    </style:style>
    <style:style style:name="T23" style:family="text">
      <style:text-properties fo:font-variant="normal" fo:text-transform="none" style:use-window-font-color="true" style:text-line-through-style="none" style:text-line-through-type="none" style:font-name="Liberation Serif" fo:font-size="12pt" fo:font-style="normal" style:text-underline-style="none" style:text-blinking="false" fo:background-color="transparent" loext:char-shading-value="0" style:font-size-asian="10.5pt" style:font-size-complex="12pt"/>
    </style:style>
    <style:style style:name="T24" style:family="text">
      <style:text-properties fo:font-variant="normal" fo:text-transform="none" style:use-window-font-color="true" style:text-line-through-style="none" style:text-line-through-type="none" style:font-name="Liberation Serif" fo:font-size="12pt" fo:font-style="normal" style:text-underline-style="none" officeooo:rsid="00307624" style:text-blinking="false" fo:background-color="transparent" loext:char-shading-value="0" style:font-size-asian="10.5pt" style:font-size-complex="12pt"/>
    </style:style>
    <style:style style:name="T25" style:family="text">
      <style:text-properties fo:font-variant="normal" fo:text-transform="none" style:use-window-font-color="true" style:text-line-through-style="none" style:text-line-through-type="none" style:font-name="Liberation Serif" fo:font-size="12pt" fo:font-style="normal" style:text-underline-style="none" fo:font-weight="bold" style:text-blinking="false" fo:background-color="transparent" loext:char-shading-value="0" style:font-size-asian="10.5pt" style:font-weight-asian="bold" style:font-size-complex="12pt" style:font-weight-complex="bold"/>
    </style:style>
    <style:style style:name="T26" style:family="text">
      <style:text-properties fo:font-variant="normal" fo:text-transform="none" style:use-window-font-color="true" style:text-line-through-style="none" style:text-line-through-type="none" style:font-name="Liberation Serif" fo:font-size="12pt" fo:font-style="normal" style:text-underline-style="none" fo:font-weight="bold" officeooo:rsid="00307624" style:text-blinking="false" fo:background-color="transparent" loext:char-shading-value="0" style:font-size-asian="10.5pt" style:font-weight-asian="bold" style:font-size-complex="12pt" style:font-weight-complex="bold"/>
    </style:style>
    <style:style style:name="T27"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02657a7" style:text-blinking="false" fo:background-color="transparent" loext:char-shading-value="0" style:font-size-asian="12pt" style:font-size-complex="12pt"/>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2657a7" style:font-weight-asian="bold" style:font-weight-complex="bold"/>
    </style:style>
    <style:style style:name="T31" style:family="text">
      <style:text-properties fo:font-weight="bold" officeooo:rsid="00352432" style:font-weight-asian="bold" style:font-weight-complex="bold"/>
    </style:style>
    <style:style style:name="T32" style:family="text">
      <style:text-properties fo:font-weight="bold" officeooo:rsid="00449908" style:font-weight-asian="bold" style:font-weight-complex="bold"/>
    </style:style>
    <style:style style:name="T33" style:family="text">
      <style:text-properties fo:font-weight="bold" officeooo:rsid="004f4c45" style:font-weight-asian="bold" style:font-weight-complex="bold"/>
    </style:style>
    <style:style style:name="T34" style:family="text">
      <style:text-properties officeooo:rsid="00171be5"/>
    </style:style>
    <style:style style:name="T35" style:family="text">
      <style:text-properties fo:font-weight="normal" style:font-weight-asian="normal" style:font-weight-complex="normal"/>
    </style:style>
    <style:style style:name="T36" style:family="text">
      <style:text-properties fo:font-weight="normal" officeooo:rsid="0016d8fc" style:font-weight-asian="normal" style:font-weight-complex="normal"/>
    </style:style>
    <style:style style:name="T37" style:family="text">
      <style:text-properties fo:font-weight="normal" officeooo:rsid="00171be5" style:font-weight-asian="normal" style:font-weight-complex="normal"/>
    </style:style>
    <style:style style:name="T38" style:family="text">
      <style:text-properties fo:font-weight="normal" officeooo:rsid="001a2563" style:font-weight-asian="normal" style:font-weight-complex="normal"/>
    </style:style>
    <style:style style:name="T39" style:family="text">
      <style:text-properties fo:font-weight="normal" officeooo:rsid="001e1562" style:font-weight-asian="normal" style:font-weight-complex="normal"/>
    </style:style>
    <style:style style:name="T40" style:family="text">
      <style:text-properties fo:font-weight="normal" officeooo:rsid="0020828d" style:font-weight-asian="normal" style:font-weight-complex="normal"/>
    </style:style>
    <style:style style:name="T41" style:family="text">
      <style:text-properties fo:font-weight="normal" officeooo:rsid="004b4361" style:font-weight-asian="normal" style:font-weight-complex="normal"/>
    </style:style>
    <style:style style:name="T42" style:family="text">
      <style:text-properties fo:font-weight="normal" officeooo:rsid="0022cff9" style:font-weight-asian="normal" style:font-weight-complex="normal"/>
    </style:style>
    <style:style style:name="T43" style:family="text">
      <style:text-properties fo:font-weight="normal" officeooo:rsid="00248159" style:font-weight-asian="normal" style:font-weight-complex="normal"/>
    </style:style>
    <style:style style:name="T44" style:family="text">
      <style:text-properties fo:font-size="16pt" fo:font-weight="bold" officeooo:rsid="00181fe6" style:font-size-asian="16pt" style:font-weight-asian="bold" style:font-size-complex="16pt" style:font-weight-complex="bold"/>
    </style:style>
    <style:style style:name="T45" style:family="text">
      <style:text-properties fo:font-size="16pt" fo:font-weight="bold" officeooo:rsid="0018c705" style:font-size-asian="16pt" style:font-weight-asian="bold" style:font-size-complex="16pt" style:font-weight-complex="bold"/>
    </style:style>
    <style:style style:name="T46" style:family="text">
      <style:text-properties fo:font-size="16pt" fo:font-weight="bold" officeooo:rsid="001bf7c6" style:font-size-asian="16pt" style:font-weight-asian="bold" style:font-size-complex="16pt" style:font-weight-complex="bold"/>
    </style:style>
    <style:style style:name="T47" style:family="text">
      <style:text-properties style:use-window-font-color="true" style:font-name="Times New Roman"/>
    </style:style>
    <style:style style:name="T48" style:family="text">
      <style:text-properties style:use-window-font-color="true" style:font-name="Times New Roman" officeooo:rsid="002657a7"/>
    </style:style>
    <style:style style:name="T49" style:family="text">
      <style:text-properties style:use-window-font-color="true" style:font-name="Times New Roman" fo:font-weight="bold" style:font-weight-asian="bold" style:font-weight-complex="bold"/>
    </style:style>
    <style:style style:name="T50" style:family="text">
      <style:text-properties style:use-window-font-color="true" style:font-name="Times New Roman" fo:font-weight="bold" officeooo:rsid="002657a7" style:font-weight-asian="bold" style:font-weight-complex="bold"/>
    </style:style>
    <style:style style:name="T51" style:family="text">
      <style:text-properties style:use-window-font-color="true" style:font-name="Times New Roman" officeooo:rsid="0028278b"/>
    </style:style>
    <style:style style:name="T52" style:family="text">
      <style:text-properties style:use-window-font-color="true" style:font-name="Times New Roman" officeooo:rsid="002c4878"/>
    </style:style>
    <style:style style:name="T53" style:family="text">
      <style:text-properties style:use-window-font-color="true" style:font-name="Times New Roman" fo:font-size="12pt" officeooo:rsid="0028278b" style:font-size-asian="12pt" style:font-size-complex="12pt"/>
    </style:style>
    <style:style style:name="T54" style:family="text">
      <style:text-properties style:use-window-font-color="true" style:font-name="Times New Roman" fo:font-size="12pt" officeooo:rsid="002ec90e" style:font-size-asian="12pt" style:font-size-complex="12pt"/>
    </style:style>
    <style:style style:name="T55" style:family="text">
      <style:text-properties style:use-window-font-color="true" style:font-name="Times New Roman" fo:font-size="12pt" officeooo:rsid="002657a7" style:font-size-asian="12pt" style:font-size-complex="12pt"/>
    </style:style>
    <style:style style:name="T56" style:family="text">
      <style:text-properties style:use-window-font-color="true" style:font-name="Times New Roman" fo:font-size="12pt" officeooo:rsid="0042e390" style:font-size-asian="12pt" style:font-size-complex="12pt"/>
    </style:style>
    <style:style style:name="T57" style:family="text">
      <style:text-properties style:use-window-font-color="true" style:font-name="Times New Roman" officeooo:rsid="004f4c45"/>
    </style:style>
    <style:style style:name="T58" style:family="text">
      <style:text-properties style:use-window-font-color="true" style:font-name="Times New Roman" officeooo:rsid="005b0f59"/>
    </style:style>
    <style:style style:name="T59" style:family="text">
      <style:text-properties officeooo:rsid="001bfab1"/>
    </style:style>
    <style:style style:name="T60" style:family="text">
      <style:text-properties fo:font-size="12pt" fo:language="en" fo:country="US" fo:font-weight="normal" officeooo:rsid="0018c705" style:font-size-asian="10.5pt" style:font-weight-asian="normal" style:font-size-complex="12pt" style:font-weight-complex="normal"/>
    </style:style>
    <style:style style:name="T61" style:family="text">
      <style:text-properties fo:font-size="12pt" fo:language="en" fo:country="US" fo:font-weight="normal" officeooo:rsid="0020828d" style:font-size-asian="10.5pt" style:font-weight-asian="normal" style:font-size-complex="12pt" style:font-weight-complex="normal"/>
    </style:style>
    <style:style style:name="T62" style:family="text">
      <style:text-properties fo:font-size="12pt" fo:font-weight="normal" officeooo:rsid="0018c705" style:font-size-asian="10.5pt" style:font-weight-asian="normal" style:font-size-complex="12pt" style:font-weight-complex="normal"/>
    </style:style>
    <style:style style:name="T63" style:family="text">
      <style:text-properties fo:font-size="12pt" fo:font-weight="normal" officeooo:rsid="0020828d" style:font-size-asian="10.5pt" style:font-weight-asian="normal" style:font-size-complex="12pt" style:font-weight-complex="normal"/>
    </style:style>
    <style:style style:name="T64" style:family="text">
      <style:text-properties fo:font-size="12pt" fo:font-weight="normal" officeooo:rsid="00248159" style:font-size-asian="10.5pt" style:font-weight-asian="normal" style:font-size-complex="12pt" style:font-weight-complex="normal"/>
    </style:style>
    <style:style style:name="T65" style:family="text">
      <style:text-properties fo:font-size="12pt" fo:font-weight="normal" officeooo:rsid="0025bedc" style:font-size-asian="10.5pt" style:font-weight-asian="normal" style:font-size-complex="12pt" style:font-weight-complex="normal"/>
    </style:style>
    <style:style style:name="T66" style:family="text">
      <style:text-properties fo:font-size="12pt" fo:font-weight="normal" officeooo:rsid="0040f18f" style:font-size-asian="10.5pt" style:font-weight-asian="normal" style:font-size-complex="12pt" style:font-weight-complex="normal"/>
    </style:style>
    <style:style style:name="T67" style:family="text">
      <style:text-properties fo:font-size="12pt" fo:font-weight="normal" officeooo:rsid="004f03c4" style:font-size-asian="10.5pt" style:font-weight-asian="normal" style:font-size-complex="12pt" style:font-weight-complex="normal"/>
    </style:style>
    <style:style style:name="T68" style:family="text">
      <style:text-properties fo:font-size="12pt" fo:font-weight="normal" officeooo:rsid="0021ca80" style:font-size-asian="10.5pt" style:font-weight-asian="normal" style:font-size-complex="12pt" style:font-weight-complex="normal"/>
    </style:style>
    <style:style style:name="T69" style:family="text">
      <style:text-properties fo:font-size="12pt" fo:font-weight="normal" officeooo:rsid="004f4c45" style:font-size-asian="10.5pt" style:font-weight-asian="normal" style:font-size-complex="12pt" style:font-weight-complex="normal"/>
    </style:style>
    <style:style style:name="T70" style:family="text">
      <style:text-properties fo:font-size="12pt" fo:font-weight="normal" officeooo:rsid="0040200a" style:font-size-asian="10.5pt" style:font-weight-asian="normal" style:font-size-complex="12pt" style:font-weight-complex="normal"/>
    </style:style>
    <style:style style:name="T71" style:family="text">
      <style:text-properties fo:font-size="12pt" officeooo:rsid="0020828d" style:font-size-asian="10.5pt" style:font-size-complex="12pt"/>
    </style:style>
    <style:style style:name="T72" style:family="text">
      <style:text-properties fo:font-size="12pt" style:font-size-asian="12pt" style:font-size-complex="12pt"/>
    </style:style>
    <style:style style:name="T73" style:family="text">
      <style:text-properties officeooo:rsid="00263fe8"/>
    </style:style>
    <style:style style:name="T74" style:family="text">
      <style:text-properties officeooo:rsid="0028278b"/>
    </style:style>
    <style:style style:name="T75" style:family="text">
      <style:text-properties officeooo:rsid="002b254b"/>
    </style:style>
    <style:style style:name="T76" style:family="text">
      <style:text-properties officeooo:rsid="002f64f0"/>
    </style:style>
    <style:style style:name="T77" style:family="text">
      <style:text-properties officeooo:rsid="0046630d"/>
    </style:style>
    <style:style style:name="T78" style:family="text">
      <style:text-properties officeooo:rsid="0046a546"/>
    </style:style>
    <style:style style:name="T79" style:family="text">
      <style:text-properties officeooo:rsid="004748a0"/>
    </style:style>
    <style:style style:name="T80" style:family="text">
      <style:text-properties officeooo:rsid="0048249f"/>
    </style:style>
    <style:style style:name="T81" style:family="text">
      <style:text-properties officeooo:rsid="004ccd8c"/>
    </style:style>
    <style:style style:name="T82" style:family="text">
      <style:text-properties officeooo:rsid="004d2248"/>
    </style:style>
    <style:style style:name="T83" style:family="text">
      <style:text-properties officeooo:rsid="004dd46c"/>
    </style:style>
    <style:style style:name="T84" style:family="text">
      <style:text-properties officeooo:rsid="004f03c4"/>
    </style:style>
    <style:style style:name="T85" style:family="text">
      <style:text-properties officeooo:rsid="00513404"/>
    </style:style>
    <style:style style:name="T86" style:family="text">
      <style:text-properties officeooo:rsid="00536bcf"/>
    </style:style>
    <style:style style:name="T87" style:family="text">
      <style:text-properties officeooo:rsid="0054daa8"/>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is <text:span text:style-name="T80">guide</text:span> is dedicated to S.E.. Your heart for justice and reckless determination have been a source of inspiration on many occasions. Thank you for asking questions.</text:p>
      <text:p text:style-name="P28"/>
      <text:p text:style-name="P29"><text:bookmark text:name="docs-internal-guid-cd4809c9-7fff-ee97-39fd-032514dc2eb1"/>This guide serves as a reference for campers who want to keep their favorite spots a well kept secret. The guide covers:</text:p>
      <text:list xml:id="list3787923090" text:style-name="L1">
        <text:list-item>
          <text:p text:style-name="P55">How to use End to End Encryption.</text:p>
        </text:list-item>
        <text:list-item>
          <text:p text:style-name="P55">How to use VPN/ToR.</text:p>
        </text:list-item>
        <text:list-item>
          <text:p text:style-name="P55">How to Organize with the Principle of Least Privilege.</text:p>
        </text:list-item>
        <text:list-item>
          <text:p text:style-name="P55">How to Share Files with Overly Paranoid Encryption (OPE).</text:p>
        </text:list-item>
        <text:list-item>
          <text:p text:style-name="P55">How Entities Collect Information about You.</text:p>
        </text:list-item>
        <text:list-item>
          <text:p text:style-name="P56">Example Scenario</text:p>
        </text:list-item>
      </text:list>
      <text:p text:style-name="P30"/>
      <text:p text:style-name="P5">End-to-end Encryption</text:p>
      <text:p text:style-name="P6">The important thing to know about End-to-end Encryption is that <text:span text:style-name="T31">both</text:span> parties need to be using the same service. In example, someone using Signal and another party using their cell phone SMS provider will not be End-to-end Encrypt<text:span text:style-name="T59">ed</text:span>. There are several service providers. My favorites are:</text:p>
      <text:p text:style-name="Text_20_body"> 1) <text:a xlink:type="simple" xlink:href="https://signal.org/en/" text:style-name="Internet_20_link" text:visited-style-name="Visited_20_Internet_20_Link">Signal</text:a>: for messages</text:p>
      <text:p text:style-name="Text_20_body"> 2) <text:a xlink:type="simple" xlink:href="https://proton.me/" text:style-name="Internet_20_link" text:visited-style-name="Visited_20_Internet_20_Link">Proton Mail</text:a>: for email</text:p>
      <text:p text:style-name="Text_20_body"> 3) Both for highly sensitive information. We’ll discuss this more later in Overly Paranoid Encryption.</text:p>
      <text:p text:style-name="Text_20_body">End-to-end Encryption is a method of communication that prevents third parties from accessing data while in transit. It is not perfect security in itself. If a device used by one of the members is compromised it could expose the conversation <text:span text:style-name="T83">to an adversary</text:span>. This technology could be susceptible to advancements in quantum computing <text:span text:style-name="T87">or any unknown technology that breaks encryption</text:span>. My preference to maximize privacy would be to use a dedicated email/name to establish the accounts and treat the conversations as if it will be exposed eventually.</text:p>
      <text:p text:style-name="Text_20_body"/>
      <text:p text:style-name="P4">How to use VPN and ToR</text:p>
      <text:p text:style-name="Text_20_body">Virtual Private Networks are a way of sharing <text:span text:style-name="T81">private and secure</text:span> network <text:span text:style-name="T82">connections </text:span>across <text:span text:style-name="T81">the internet</text:span> with a<text:span text:style-name="T34">n</text:span> encrypted tunnel. Many businesses use this technology to allow for worker to operate remotely. It can also be used to pipe traffic to countries that have strong privacy laws like <text:span text:style-name="T28">Switzerland</text:span><text:span text:style-name="T35">. </text:span><text:span text:style-name="T37">One of the most well regarded privacy VPNs is </text:span><text:a xlink:type="simple" xlink:href="https://nordvpn.com/" text:style-name="Internet_20_link" text:visited-style-name="Visited_20_Internet_20_Link"><text:span text:style-name="T37">NordVPN</text:span></text:a><text:span text:style-name="T35"> </text:span><text:span text:style-name="T37">which costs 3-5$ a month.</text:span></text:p>
      <text:p text:style-name="Text_20_body"><text:span text:style-name="T35">ToR </text:span><text:span text:style-name="T38">is </text:span><text:span text:style-name="T35">short for </text:span><text:a xlink:type="simple" xlink:href="https://www.torproject.org/" text:style-name="Internet_20_link" text:visited-style-name="Visited_20_Internet_20_Link"><text:span text:style-name="T35">The Onion Router</text:span></text:a><text:span text:style-name="T35">, </text:span><text:span text:style-name="T38">it</text:span><text:span text:style-name="T35"> is a Free and Open Source Software </text:span><text:span text:style-name="T39">used </text:span><text:span text:style-name="T35">for enabling anonymous communication. </text:span><text:span text:style-name="T36">It works by bouncing traffic between servers such that not one server knows the entire route back to the origin. There is potential for this technology to be subverted if enough of the ToR servers are controlled by the same entity. </text:span><text:span text:style-name="T38">The entry node is presented with your IP </text:span><text:soft-page-break/><text:span text:style-name="T38">address</text:span><text:span text:style-name="T41">(which can expose your location and/or identity)</text:span><text:span text:style-name="T38">, using a VPN first </text:span><text:span text:style-name="T40">can be </text:span><text:span text:style-name="T38">a better privacy practice. </text:span><text:span text:style-name="T36"><text:s/></text:span></text:p>
      <text:p text:style-name="P8"><text:span text:style-name="T36">If a communication is particularly sensitive, I might use VPN </text:span><text:span text:style-name="T30">before</text:span><text:span text:style-name="T36"> ToR so that if a communication is traced through ToR, it would point to the VPN and need authorization from the hosting country to be accessed. This methodology can provide time which is critical in sensitive operations. <text:s/></text:span><text:span text:style-name="T37">Here is a guide from on how to use NordVPN with ToR: </text:span><text:a xlink:type="simple" xlink:href="https://nordvpn.com/features/onion-over-vpn/" text:style-name="Internet_20_link" text:visited-style-name="Visited_20_Internet_20_Link"><text:span text:style-name="T36">https://nordvpn.com/features/onion-over-vpn/</text:span></text:a></text:p>
      <text:p text:style-name="P1"/>
      <text:p text:style-name="P9"><text:span text:style-name="T44">How to </text:span><text:span text:style-name="T45">O</text:span><text:span text:style-name="T44">rganize with the </text:span><text:span text:style-name="T45">P</text:span><text:span text:style-name="T44">rinciple of </text:span><text:span text:style-name="T45">L</text:span><text:span text:style-name="T44">east </text:span><text:span text:style-name="T46">Privilege</text:span></text:p>
      <text:p text:style-name="P10"/>
      <text:p text:style-name="P9"><text:span text:style-name="T60">The Principle of Least Privilege states that a subject should be given only those privileges needed to complete </text:span><text:span text:style-name="T61">the</text:span><text:span text:style-name="T60"> task.</text:span><text:span text:style-name="T62"> </text:span><text:span text:style-name="T63">In the context of </text:span><text:span text:style-name="T64">Operational Security</text:span><text:span text:style-name="T63">, agents of the plan should only be given enough information to complete the</text:span><text:span text:style-name="T67">ir part of the plan</text:span><text:span text:style-name="T63">. Furthermore, the most critical information should only be made available when the time to operation is short. An agent might be told to go to an area at a specific time then once arrived and confirmed clear would the meeting place and agent code-phrase</text:span><text:span text:style-name="T67">(s)</text:span><text:span text:style-name="T63"> be delivered.</text:span></text:p>
      <text:p text:style-name="P17"/>
      <text:p text:style-name="P3"><text:span text:style-name="T71">Time Sensitive Mission Brief</text:span>:</text:p>
      <text:p text:style-name="P3"><text:span text:style-name="T63">Using short time-frames in the final stages of the plan can help to ensure that adversaries have as little time to react as possible. This can be critical to the success of an operation but it can be hard to arrange with the Principle of Least Privilege. There should be an expectation that using the highest security standard for communicating will take more time than traditional communications. I might use a code phrase on an End-to-end Encrypted channel to notify an agent to go into standby mode and confirm availability. Then once confirmation is received, communicate with a second agent to verify timing availability. If both checks are good it’s time to send initial guidance which points to the when, where, and how of the general plan. Once agents are in place </text:span><text:span text:style-name="T66">and confirming all clear,</text:span><text:span text:style-name="T63"> the final Short Term Mission Brief is sent with meeting location, code phrases, </text:span><text:span text:style-name="T65">and a visual identifier (usually a worn garment per agent). </text:span><text:span text:style-name="T66">The Time Sensitive Mission Brief should be sent with the Overly Paranoid Encryption(See section 4).</text:span></text:p>
      <text:p text:style-name="P11"/>
      <text:p text:style-name="P15">Code Phrases:</text:p>
      <text:p text:style-name="P13">In the Time Sensitive Mission Brief, include phrases that would be used by average people in normal conversation <text:span text:style-name="T84">associated with a secret meaning</text:span>. These call and response codes can be used to indicate if the meeting is safe to proceed without revealing a connection to observing parties. </text:p>
      <text:p text:style-name="P12"/>
      <text:p text:style-name="P18"><text:span text:style-name="T68">In example, “I heard the weather is supposed to be nice next week.” could be an agreed upon phrase that both agents know. Then if the respon</text:span><text:span text:style-name="T69">se</text:span><text:span text:style-name="T68"> </text:span><text:span text:style-name="T70">is</text:span><text:span text:style-name="T68">, “I look forward to the sunny days.” it could mean that the mission is safe to continue but if the respon</text:span><text:span text:style-name="T69">se </text:span><text:span text:style-name="T70">is</text:span><text:span text:style-name="T68">, “I hope it cools down soon.” that the mission is not safe and should be postponed. </text:span></text:p>
      <text:p text:style-name="P14"/>
      <text:p text:style-name="P16">Separate Duties:</text:p>
      <text:p text:style-name="P19"><text:soft-page-break/><text:span text:style-name="T42">The purpose of separating duties is to limit damage in case of a compromised agent. Agents should not know or retain Personally Identifiable Information about another agent to the best extent possible. This should also be true for details about missions such as timelines, locations, code-phrases, and code names. </text:span><text:span text:style-name="T43">By segmenting the knowledge and details of the operation you can limit the risk of a large scale disruption.</text:span></text:p>
      <text:p text:style-name="P1"/>
      <text:p text:style-name="P45">How to Share Files with Overly Paranoid Encryption</text:p>
      <text:p text:style-name="Text_20_body"/>
      <text:p text:style-name="P7"><text:span text:style-name="T73">Overly Paranoid Encryption is a </text:span><text:span text:style-name="T75">procedural </text:span><text:span text:style-name="T73">methodology designed to provide the highest standard of privacy and </text:span><text:span text:style-name="T76">data </text:span><text:span text:style-name="T73">integrity assurance. I wrote this methodology explicitly for this guide, consider it my first meaningful contribution to the </text:span><text:span text:style-name="T76">world of </text:span><text:span text:style-name="T73">Information Security. </text:span><text:span text:style-name="T74">The technologies and tools used will very over time but the intent of the methodology is to default to the highest available standard of encryption and password complexity.</text:span></text:p>
      <text:p text:style-name="P7"/>
      <text:p text:style-name="P2">OPE Procedure:</text:p>
      <text:p text:style-name="P25"><text:span text:style-name="T27">1) Encrypt the target file with </text:span><text:a xlink:type="simple" xlink:href="https://www.7-zip.org/" text:style-name="Internet_20_link" text:visited-style-name="Visited_20_Internet_20_Link"><text:span text:style-name="T55">7-Zip</text:span></text:a><text:span text:style-name="T27">. </text:span><text:span text:style-name="T55">The password on the encrypted file must be </text:span><text:span text:style-name="T56">99+ characters in length</text:span><text:span text:style-name="T55">, contain upper, lower, numeric, special character, and be randomly generated by a </text:span><text:a xlink:type="simple" xlink:href="https://weberblog.net/password-generator-options-for-keepass/" text:style-name="Internet_20_link" text:visited-style-name="Visited_20_Internet_20_Link">Password Manager</text:a><text:span text:style-name="T55">.</text:span></text:p>
      <text:p text:style-name="P20"><text:span text:style-name="T1">Follow this guide to save a file as an encrypted zip file: </text:span><text:a xlink:type="simple" xlink:href="https://www.boisestate.edu/oit-cybersecurity/how-to-use-7-zip-to-encrypt-files-and-folders/" text:style-name="Internet_20_link" text:visited-style-name="Visited_20_Internet_20_Link"><text:span text:style-name="T72">https://www.boisestate.edu/oit-cybersecurity/how-to-use-7-zip-to-encrypt-files-and-folders/</text:span></text:a></text:p>
      <text:p text:style-name="P21"/>
      <text:p text:style-name="P26"><text:span text:style-name="T48">2) Generate the SHA256 </text:span><text:span text:style-name="T57">f</text:span><text:span text:style-name="T48">ile </text:span><text:span text:style-name="T57">h</text:span><text:span text:style-name="T48">ash </text:span><text:span text:style-name="T57">(this is like the fingerprint of the file)</text:span><text:span text:style-name="T48"> of the encrypted file. </text:span><text:span text:style-name="T51">Follow this guide:</text:span></text:p>
      <text:p text:style-name="P26"><text:a xlink:type="simple" xlink:href="https://docs.hak5.org/general/general-articles/how-to-verify-the-sha256-checksum-of-a-downloaded-file" text:style-name="Internet_20_link" text:visited-style-name="Visited_20_Internet_20_Link"><text:span text:style-name="T51">https://docs.hak5.org/general/general-articles/how-to-verify-the-sha256-checksum-of-a-downloaded-file</text:span></text:a></text:p>
      <text:p text:style-name="P21"/>
      <text:p text:style-name="P21">3) Send the <text:span text:style-name="T29">encrypted </text:span><text:span text:style-name="T33">zip(</text:span><text:span text:style-name="T29">.</text:span><text:span text:style-name="T32">7z</text:span><text:span text:style-name="T33">)</text:span><text:span text:style-name="T29"> file</text:span> over an End-to-end Encrypted channel like <text:a xlink:type="simple" xlink:href="https://proton.me/" text:style-name="Internet_20_link" text:visited-style-name="Visited_20_Internet_20_Link">Proton Mail</text:a></text:p>
      <text:p text:style-name="P21"/>
      <text:p text:style-name="P26"><text:span text:style-name="T48">4) Send the </text:span><text:span text:style-name="T50">password</text:span><text:span text:style-name="T48"> to the zip file </text:span><text:span text:style-name="T50">and the SHA256 hash</text:span><text:span text:style-name="T48"> of the file over a </text:span><text:span text:style-name="T50">different</text:span><text:span text:style-name="T48"> End-to-end Encrypted channel like </text:span><text:a xlink:type="simple" xlink:href="https://signal.org/" text:style-name="Internet_20_link" text:visited-style-name="Visited_20_Internet_20_Link">Signal</text:a><text:span text:style-name="T48">.</text:span></text:p>
      <text:p text:style-name="P21"/>
      <text:p text:style-name="P27"><text:span text:style-name="T47">5) The recipient verifies the SHA</text:span><text:span text:style-name="T58">2</text:span><text:span text:style-name="T47">56 hash of the file </text:span><text:span text:style-name="T52">is the same as in the second message</text:span><text:span text:style-name="T47"> </text:span><text:span text:style-name="T49">then</text:span><text:span text:style-name="T47"> </text:span><text:span text:style-name="T51">uses the password to access the file.</text:span></text:p>
      <text:p text:style-name="P22"/>
      <text:p text:style-name="P24"><text:span text:style-name="T53">I</text:span><text:span text:style-name="T54">t is only when all of these steps are done with the highest available standard of encryption and password complexity that it can be considered Overly Paranoid Encryption.</text:span></text:p>
      <text:p text:style-name="P23"/>
      <text:p text:style-name="P20"/>
      <text:p text:style-name="P46"><text:soft-page-break/>How Entities Collect Information about You</text:p>
      <text:p text:style-name="P31"/>
      <text:p text:style-name="P48"><text:span text:style-name="T14">Entities use a wide variety of Tactics Techniques and Procedures to collect information about a target system, group, or individual. This field is </text:span><text:span text:style-name="T15">always </text:span><text:span text:style-name="T14">changing and what works </text:span><text:span text:style-name="T15">now in</text:span><text:span text:style-name="T14"> detection versus detection avoidance will adapt over time. </text:span><text:span text:style-name="T15">This guide is meant to give a broad overview of some of the detection capabilities </text:span><text:span text:style-name="T18">and </text:span><text:span text:style-name="T15">the available counter strategies. </text:span></text:p>
      <text:p text:style-name="P32"/>
      <text:p text:style-name="P52"><text:span text:style-name="T26">D</text:span><text:span text:style-name="T25">ata Presence:</text:span><text:span text:style-name="T13"> </text:span></text:p>
      <text:p text:style-name="P33">The data you create by using technology leaves a trail across time. If an entity has a sufficient quantity of data they can make educated guesses about your social circle, behaviors, preferences, and ideological beliefs. Outliers from normal behavior could be used as an indicator for further analysis.</text:p>
      <text:p text:style-name="P33"/>
      <text:p text:style-name="P51"><text:span text:style-name="T16">Counter this by reducing the data made available for collection by keeping your device in a Farad</text:span><text:span text:style-name="T22">a</text:span><text:span text:style-name="T16">y Cage when not in use or during travel. </text:span><text:span text:style-name="T22">A Faraday Cage is a container that blocks the transmission of electromagnetic signals like Wi-Fi and GPS.</text:span><text:span text:style-name="T16"> <text:line-break/></text:span></text:p>
      <text:p text:style-name="P51"><text:span text:style-name="T16">Don’t use applications that collect or share your information </text:span><text:span text:style-name="T19">(Social Media, etc.)</text:span><text:span text:style-name="T16">. Actively request that your information be deleted if you are granted this privacy right by law.</text:span> <text:span text:style-name="T86">Right now, the right to be forgotten is primarily described in European and Californian law, check you local state digital privacy laws.</text:span><text:span text:style-name="T16"> </text:span><text:span text:style-name="T17">Turn off services when you are not using them like </text:span><text:span text:style-name="T21">Wi-Fi/Mobile Data/</text:span><text:span text:style-name="T17">GPS/NFC</text:span><text:span text:style-name="T85">(Near-field Communication)</text:span><text:span text:style-name="T17">/Bluetooth. </text:span></text:p>
      <text:p text:style-name="P33"><text:s/></text:p>
      <text:p text:style-name="P53"><text:span text:style-name="T24">V</text:span><text:span text:style-name="T23">isual Surveillance:</text:span></text:p>
      <text:p text:style-name="P52"><text:span text:style-name="T13">Visual surveillance is the practice of recording visual input from optic sensors. Cameras are the most common surveillance sensor but there are also sensors that detect motion, heat, and/or physical geometry. </text:span><text:span text:style-name="T17">Visual information can be used to identify an individual</text:span><text:span text:style-name="T13"> </text:span><text:span text:style-name="T17">by the characteristics of their face, scars, tattoos, and visually distinct body parts. There is some evidence that supports visual surveillance as a means of identifying an individual based on the characteristics of their walk. </text:span><text:span text:style-name="T13"><text:s/></text:span></text:p>
      <text:p text:style-name="P33"/>
      <text:p text:style-name="P52"><text:span text:style-name="T13">Counter this by wearing a disguise, </text:span><text:span text:style-name="T20">you can use makeup or</text:span><text:span text:style-name="T13">, wear a face-mask, </text:span><text:span text:style-name="T17">dark/reflective </text:span><text:span text:style-name="T13">glasses, and hat. The objective is to obfuscate your usual visual appearance to the point that it is not recognizable in the new state. Any information presented to visual surveillance should be considered a potential indicator to identification. </text:span></text:p>
      <text:p text:style-name="P33"/>
      <text:p text:style-name="P43">Audible Surveillance:</text:p>
      <text:p text:style-name="P34">Audible surveillance is the practice of recording audible information form sensors that collect sound. It is noteworthy that systems have been demonstrated that use lasers over long distances to read sound vibration from the glass of a window. This practice has had an increase in availability over the past decade with the mass adoption of smart devices. IoT and Smart Phones often come embedded with a <text:soft-page-break/>microphone and who controls when they listen is not always up to the consumer. Audible information can also be used to identify individuals. </text:p>
      <text:p text:style-name="P34"/>
      <text:p text:style-name="P34">Counter this by having audible conversations in a space that is separated from all devices that have a microphone. In practice, set down the phones and go to the yard or another room that doesn’t have any smart devices before speaking about the important stuff.</text:p>
      <text:p text:style-name="P34"/>
      <text:p text:style-name="P44">Forensic Evidence:</text:p>
      <text:p text:style-name="P35">Cause and effect is the nature of our reality. Wherever you go and whatever you do there is a risk that the impact of your existence can serve as an indicator to your identity. Forensic identifiers can be biological like DNA and finger prints to almost anything like tire tracks, and boarder crossing <text:span text:style-name="T77">records</text:span>. </text:p>
      <text:p text:style-name="P35"/>
      <text:p text:style-name="P35">Counter this if necessary by making an effort to contain or obfuscate your biological nature. Hair-net, gloves, bathing, anything that will reduce your identifiable impact on the world around you. In reality there is only so much you can do without leaving some evidence.</text:p>
      <text:p text:style-name="P36"/>
      <text:p text:style-name="P47">Example Scenario</text:p>
      <text:p text:style-name="P47"/>
      <text:p text:style-name="P49"><text:span text:style-name="T3">Let’s say a young woman named Alice needs a life saving medical procedure but here country has made it illegal for her to have life saving medical procedures. You find a list of doctors that would be willing to help and know two people in your local activist community who would be willing </text:span><text:span text:style-name="T5">drive</text:span><text:span text:style-name="T3">. Let’s put what we’ve learned from this guide into practice. </text:span></text:p>
      <text:p text:style-name="P37"/>
      <text:p text:style-name="P38">Alice has heard about your group and connects with you through Signal using the passphrase of the day that indicates which group point of contact the referral is from. You reach out to the doctor and make an appointment for Alice then confirm the day of meeting via Overly Paranoid Encryption.</text:p>
      <text:p text:style-name="P38"/>
      <text:p text:style-name="P38">You invite your two community contacts over at different times, you set your phones down in the living room then go to the backyard to discuss where and when <text:span text:style-name="T78">to go to the city where </text:span>the meeting takes place.</text:p>
      <text:p text:style-name="P38"/>
      <text:p text:style-name="P50"><text:span text:style-name="T4">On the day of the appointment or the day before, activate the driver via the prearranged passphrase </text:span><text:span text:style-name="T5">and issue a passphrase telling Alice to get ready to go to the meeting site one hour before </text:span><text:span text:style-name="T9">(</text:span><text:span text:style-name="T5">padded for travel time to the meeting site</text:span><text:span text:style-name="T9">)</text:span><text:span text:style-name="T5">.</text:span><text:span text:style-name="T3"> </text:span><text:span text:style-name="T5">When the driver arrives in Alice's home town it’s time to issue the </text:span><text:span text:style-name="T6">Short Term Mission Brief </text:span><text:span text:style-name="T9">with</text:span><text:span text:style-name="T5"> Overly Paranoid Encryption.</text:span></text:p>
      <text:p text:style-name="P39"/>
      <text:p text:style-name="P39">Driver code-named Bob meets Alice at a bus stop and offers her a ride using the phrasing described in the STMB. Alice is wearing a disguise and responds with the all clear passphrase, having recognized the visual marker which is a pair of fuzzy dice on the rear view mirror. Bob drives Alice to the town where the doctor is located.</text:p>
      <text:p text:style-name="P39"><text:soft-page-break/></text:p>
      <text:p text:style-name="P50"><text:span text:style-name="T5">Bob drops off Alice and messages you with the passphrase associated with the drop position chosen. A new SMTB is issued to </text:span><text:span text:style-name="T8">the</text:span><text:span text:style-name="T5"> second driver code name Charles. </text:span><text:span text:style-name="T8">Alice has the second passphrase from the first SMTB which directed her to put her phone in a Faraday Cage </text:span><text:span text:style-name="T11">and </text:span><text:span text:style-name="T12">put it </text:span><text:span text:style-name="T11">in Airplane Mode</text:span><text:span text:style-name="T8"> </text:span><text:span text:style-name="T10">for the duration of the trip</text:span><text:span text:style-name="T5">. </text:span><text:span text:style-name="T7">Charles takes Alice to the doctors office and picks her up when the doctor is finished </text:span><text:span text:style-name="T8">with the </text:span><text:span text:style-name="T10">procedure</text:span><text:span text:style-name="T7">. Charles drops Alice off to wait for Bob.</text:span></text:p>
      <text:p text:style-name="P40"/>
      <text:p text:style-name="P41">Finally you issue <text:span text:style-name="T79">a </text:span>SMTBs for Bob with the pickup location. Bob takes Alice back to her hometown. Alice takes her device out of the F<text:span text:style-name="T79">a</text:span>r<text:span text:style-name="T79">a</text:span>day Cage and hails a ride share app home.</text:p>
      <text:p text:style-name="P41"/>
      <text:p text:style-name="P54"><text:span text:style-name="T7">B</text:span><text:span text:style-name="T2">y using two drivers you ensured that the agent with the knowledge of the doctors office was different from the agent who knew where Alice’s hometown is. Alice's disguise prevented visual surveillance from recording her presence and the Faraday Cage enabled her to use technology once back home. </text:span></text:p>
      <text:p text:style-name="P42"/>
      <text:p text:style-name="P42">I hope this example illustrates why I wrote this guide. Privacy is an important part of our lives and for some people it can mean the difference between life and death. I wish we didn’t live in a time that needed such a guide but here we are. All we can do is, give what we can, when we can, and hope it can do some good. <text:s/></text:p>
      <text:p text:style-name="P37"/>
      <text:p text:style-name="P34"/>
      <text:p text:style-name="P34"><text:s text:c="2"/></text:p>
      <text:p text:style-name="P33"><text:s text:c="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07T18:49:35.038000000</meta:creation-date>
    <dc:date>2022-08-12T09:15:44.466000000</dc:date>
    <meta:editing-duration>PT12H52M56S</meta:editing-duration>
    <meta:editing-cycles>60</meta:editing-cycles>
    <meta:generator>LibreOffice/6.4.4.2$Windows_X86_64 LibreOffice_project/3d775be2011f3886db32dfd395a6a6d1ca2630ff</meta:generator>
    <meta:document-statistic meta:table-count="0" meta:image-count="0" meta:object-count="0" meta:page-count="6" meta:paragraph-count="66" meta:word-count="2267" meta:character-count="13671" meta:non-whitespace-character-count="11446"/>
  </office:meta>
</office:document-meta>
</file>